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O-normal">
      <style:paragraph-properties fo:text-align="center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3" style:family="paragraph" style:parent-style-name="LO-normal">
      <style:paragraph-properties fo:text-align="center" style:justify-single-word="false"/>
      <style:text-properties style:font-name="Times New Roman" fo:font-size="14pt" officeooo:paragraph-rsid="001509ac" style:font-name-asian="Times New Roman1" style:font-size-asian="14pt" style:font-name-complex="Times New Roman1" style:font-size-complex="14pt"/>
    </style:style>
    <style:style style:name="P4" style:family="paragraph" style:parent-style-name="LO-normal">
      <style:paragraph-properties fo:text-align="end" style:justify-single-word="false"/>
      <style:text-properties style:font-name="Times New Roman" fo:font-size="14pt" officeooo:rsid="000e1e55" officeooo:paragraph-rsid="000e1e55" style:font-name-asian="Times New Roman1" style:font-size-asian="14pt" style:font-name-complex="Times New Roman1" style:font-size-complex="14pt"/>
    </style:style>
    <style:style style:name="P5" style:family="paragraph" style:parent-style-name="LO-normal">
      <style:paragraph-properties fo:text-align="start" style:justify-single-word="false"/>
      <style:text-properties style:font-name="Times New Roman" fo:font-size="14pt" officeooo:rsid="000e1e55" officeooo:paragraph-rsid="000e1e55" style:font-name-asian="Times New Roman1" style:font-size-asian="14pt" style:font-name-complex="Times New Roman1" style:font-size-complex="14pt"/>
    </style:style>
    <style:style style:name="P6" style:family="paragraph" style:parent-style-name="LO-normal">
      <style:paragraph-properties fo:text-align="center" style:justify-single-word="false"/>
      <style:text-properties style:font-name="Times New Roman" fo:font-size="14pt" officeooo:rsid="000e1e55" officeooo:paragraph-rsid="001c2d7e" style:font-name-asian="Times New Roman1" style:font-size-asian="14pt" style:font-name-complex="Times New Roman1" style:font-size-complex="14pt"/>
    </style:style>
    <style:style style:name="P7" style:family="paragraph" style:parent-style-name="LO-normal">
      <style:paragraph-properties fo:text-align="start" style:justify-single-word="false"/>
      <style:text-properties style:font-name="Times New Roman" fo:font-size="14pt" officeooo:paragraph-rsid="000e1e55" style:font-name-asian="Times New Roman1" style:font-size-asian="14pt" style:font-name-complex="Times New Roman1" style:font-size-complex="14pt"/>
    </style:style>
    <style:style style:name="P8" style:family="paragraph" style:parent-style-name="LO-normal">
      <style:paragraph-properties fo:text-align="start" style:justify-single-word="false"/>
      <style:text-properties style:font-name="Times New Roman" fo:font-size="14pt" officeooo:paragraph-rsid="001581c7" style:font-name-asian="Times New Roman1" style:font-size-asian="14pt" style:font-name-complex="Times New Roman1" style:font-size-complex="14pt"/>
    </style:style>
    <style:style style:name="P9" style:family="paragraph" style:parent-style-name="LO-normal">
      <style:paragraph-properties fo:text-align="start" style:justify-single-word="false"/>
      <style:text-properties style:font-name="Times New Roman" fo:font-size="14pt" officeooo:rsid="001581c7" officeooo:paragraph-rsid="000e1e55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="solid" draw:fill-color="#ffffff"/>
      <style:paragraph-properties style:line-height-at-least="0.503cm" fo:background-color="#ffffff"/>
      <style:text-properties style:font-name="Times New Roman" fo:font-size="14pt" officeooo:rsid="00412333" officeooo:paragraph-rsid="00412333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loext:graphic-properties draw:fill="solid" draw:fill-color="#ffffff"/>
      <style:paragraph-properties style:line-height-at-least="0.503cm" fo:text-align="justify" style:justify-single-word="false" fo:background-color="#ffffff"/>
      <style:text-properties style:font-name="Times New Roman" fo:font-size="14pt" officeooo:rsid="003f9e0f" officeooo:paragraph-rsid="0042b345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style:line-height-at-least="0.503cm" fo:text-align="justify" style:justify-single-word="false" fo:background-color="#ffffff"/>
      <style:text-properties style:font-name="Times New Roman" fo:font-size="14pt" officeooo:rsid="0042b003" officeooo:paragraph-rsid="0042b003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LO-normal">
      <style:paragraph-properties fo:text-align="center" style:justify-single-word="false"/>
      <style:text-properties style:font-name="Times New Roman" officeooo:paragraph-rsid="0011edac"/>
    </style:style>
    <style:style style:name="P14" style:family="paragraph" style:parent-style-name="LO-normal">
      <style:paragraph-properties fo:text-align="center" style:justify-single-word="false"/>
      <style:text-properties officeooo:paragraph-rsid="0018fee2"/>
    </style:style>
    <style:style style:name="P15" style:family="paragraph" style:parent-style-name="LO-normal">
      <style:paragraph-properties fo:text-align="center" style:justify-single-word="false"/>
      <style:text-properties officeooo:paragraph-rsid="001c2d7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paragraph-rsid="002e04fd"/>
    </style:style>
    <style:style style:name="P20" style:family="paragraph" style:parent-style-name="Standard">
      <loext:graphic-properties draw:fill="solid" draw:fill-color="#ffffff"/>
      <style:paragraph-properties style:line-height-at-least="0.503cm" fo:text-align="justify" style:justify-single-word="false" fo:background-color="#ffffff"/>
      <style:text-properties officeooo:paragraph-rsid="00279e32"/>
    </style:style>
    <style:style style:name="P21" style:family="paragraph" style:parent-style-name="Standard">
      <loext:graphic-properties draw:fill="solid" draw:fill-color="#ffffff"/>
      <style:paragraph-properties style:line-height-at-least="0.503cm" fo:text-align="justify" style:justify-single-word="false" fo:background-color="#ffffff"/>
      <style:text-properties officeooo:paragraph-rsid="0027480e"/>
    </style:style>
    <style:style style:name="P22" style:family="paragraph" style:parent-style-name="Heading_20_1">
      <style:paragraph-properties fo:text-align="center" style:justify-single-word="false" fo:break-before="page"/>
      <style:text-properties officeooo:rsid="003407cb"/>
    </style:style>
    <style:style style:name="P23" style:family="paragraph" style:parent-style-name="Text_20_body">
      <style:text-properties officeooo:paragraph-rsid="0044d2c7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4pt" officeooo:paragraph-rsid="001fb8f9" style:font-name-asian="Times New Roman1" style:font-size-asian="14pt" style:font-name-complex="Times New Roman1" style:font-size-complex="14pt"/>
    </style:style>
    <style:style style:name="P25" style:family="paragraph" style:parent-style-name="Standard">
      <style:text-properties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4pt" officeooo:paragraph-rsid="002e04fd" style:font-name-asian="Times New Roman1" style:font-size-asian="14pt" style:font-name-complex="Times New Roman1" style:font-size-complex="14pt"/>
    </style:style>
    <style:style style:name="P27" style:family="paragraph" style:parent-style-name="Heading_20_1" style:master-page-name="Converted2">
      <style:paragraph-properties style:page-number="auto"/>
    </style:style>
    <style:style style:name="P28" style:family="paragraph" style:parent-style-name="Contents_20_Heading" style:master-page-name="Converted2">
      <style:paragraph-properties style:page-number="auto"/>
    </style:style>
    <style:style style:name="P29" style:family="paragraph" style:parent-style-name="Heading_20_2">
      <style:text-properties officeooo:paragraph-rsid="0044d2c7"/>
    </style:style>
    <style:style style:name="P30" style:family="paragraph" style:parent-style-name="Heading_20_2">
      <style:text-properties officeooo:paragraph-rsid="00452e41"/>
    </style:style>
    <style:style style:name="P31" style:family="paragraph" style:parent-style-name="Heading_20_2">
      <style:text-properties officeooo:paragraph-rsid="00460b61"/>
    </style:style>
    <style:style style:name="P32" style:family="paragraph" style:parent-style-name="Heading_20_2">
      <style:text-properties officeooo:paragraph-rsid="00473e42"/>
    </style:style>
    <style:style style:name="P33" style:family="paragraph" style:parent-style-name="LO-normal" style:master-page-name="First_20_Page">
      <style:paragraph-properties fo:text-align="center" style:justify-single-word="false" style:page-number="1"/>
      <style:text-properties officeooo:paragraph-rsid="001509ac"/>
    </style:style>
    <style:style style:name="P34" style:family="paragraph" style:parent-style-name="LO-normal" style:list-style-name="WWNum2">
      <style:text-properties officeooo:paragraph-rsid="0051df0f"/>
    </style:style>
    <style:style style:name="P35" style:family="paragraph" style:parent-style-name="LO-normal" style:list-style-name="WWNum2">
      <style:text-properties officeooo:rsid="0051df0f" officeooo:paragraph-rsid="0051df0f"/>
    </style:style>
    <style:style style:name="P36" style:family="paragraph" style:parent-style-name="Standard" style:list-style-name="L1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style:font-name="Times New Roman" fo:font-size="14pt" officeooo:rsid="003e8e64" officeooo:paragraph-rsid="003e8e64" style:font-name-asian="Times New Roman1" style:font-size-asian="14pt" style:language-asian="ru" style:country-asian="RU" style:font-name-complex="Times New Roman1" style:font-size-complex="14pt"/>
    </style:style>
    <style:style style:name="P37" style:family="paragraph" style:parent-style-name="Standard" style:list-style-name="L4">
      <loext:graphic-properties draw:fill="solid" draw:fill-color="#ffffff"/>
      <style:paragraph-properties style:line-height-at-least="0.503cm" fo:background-color="#ffffff"/>
      <style:text-properties style:font-name="Times New Roman" fo:font-size="14pt" officeooo:paragraph-rsid="0042b003" style:font-name-asian="Times New Roman1" style:font-size-asian="14pt" style:language-asian="ru" style:country-asian="RU" style:font-name-complex="Times New Roman1" style:font-size-complex="14pt"/>
    </style:style>
    <style:style style:name="P38" style:family="paragraph" style:parent-style-name="Standard" style:list-style-name="L1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3e8e64"/>
    </style:style>
    <style:style style:name="P39" style:family="paragraph" style:parent-style-name="Standard" style:list-style-name="L2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3f9e0f"/>
    </style:style>
    <style:style style:name="P40" style:family="paragraph" style:parent-style-name="Standard" style:list-style-name="L2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412333"/>
    </style:style>
    <style:style style:name="P41" style:family="paragraph" style:parent-style-name="Standard" style:list-style-name="L3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42b003"/>
    </style:style>
    <style:style style:name="P42" style:family="paragraph" style:parent-style-name="Standard" style:list-style-name="L3">
      <loext:graphic-properties draw:fill="solid" draw:fill-color="#ffffff"/>
      <style:paragraph-properties style:line-height-at-least="0.503cm" fo:background-color="#ffffff"/>
      <style:text-properties officeooo:paragraph-rsid="0042b003"/>
    </style:style>
    <style:style style:name="P43" style:family="paragraph" style:parent-style-name="Standard" style:list-style-name="L4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paragraph-rsid="0042b003"/>
    </style:style>
    <style:style style:name="P44" style:family="paragraph" style:parent-style-name="Text_20_body" style:list-style-name="L5"/>
    <style:style style:name="P45" style:family="paragraph" style:parent-style-name="Text_20_body">
      <style:text-properties officeooo:paragraph-rsid="00452e41"/>
    </style:style>
    <style:style style:name="P46" style:family="paragraph" style:parent-style-name="Text_20_body">
      <style:text-properties officeooo:paragraph-rsid="00460b6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8fee2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c2d7e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ecd53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officeooo:rsid="0023617d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officeooo:rsid="003e8e64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officeooo:rsid="003f9e0f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officeooo:rsid="00412333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officeooo:rsid="0042b003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officeooo:rsid="0044d2c7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officeooo:rsid="00452e41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officeooo:rsid="00460b61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officeooo:rsid="004f4979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officeooo:rsid="00506765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officeooo:rsid="00538f86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officeooo:rsid="005428dd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4pt" fo:language="en" fo:country="US" officeooo:rsid="003e8e64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fo:language="en" fo:country="US" officeooo:rsid="003f9e0f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fo:font-size="14pt" fo:language="en" fo:country="US" officeooo:rsid="00412333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fo:font-weight="normal" officeooo:rsid="0041233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style:font-size-asian="14pt" style:font-name-complex="Times New Roman1" style:font-size-complex="14pt"/>
    </style:style>
    <style:style style:name="T26" style:family="text">
      <style:text-properties style:font-name="Times New Roman" fo:font-size="14pt" officeooo:rsid="003f9e0f" style:font-size-asian="14pt" style:font-name-complex="Times New Roman1" style:font-size-complex="14pt"/>
    </style:style>
    <style:style style:name="T27" style:family="text">
      <style:text-properties style:font-name="Times New Roman" fo:font-size="14pt" fo:font-weight="normal" officeooo:rsid="0041233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8" style:family="text">
      <style:text-properties officeooo:rsid="001581c7"/>
    </style:style>
    <style:style style:name="T29" style:family="text">
      <style:text-properties officeooo:rsid="000e1e55"/>
    </style:style>
    <style:style style:name="T30" style:family="text">
      <style:text-properties officeooo:rsid="001f9aaf"/>
    </style:style>
    <style:style style:name="T31" style:family="text">
      <style:text-properties fo:font-size="14pt" style:font-name-asian="Times New Roman1" style:font-size-asian="14pt" style:font-name-complex="Times New Roman1" style:font-size-complex="14pt"/>
    </style:style>
    <style:style style:name="T32" style:family="text">
      <style:text-properties fo:font-size="14pt" officeooo:rsid="0011edac" style:font-name-asian="Times New Roman1" style:font-size-asian="14pt" style:font-name-complex="Times New Roman1" style:font-size-complex="14pt"/>
    </style:style>
    <style:style style:name="T33" style:family="text">
      <style:text-properties fo:font-size="14pt" officeooo:rsid="0016d911" style:font-name-asian="Times New Roman1" style:font-size-asian="14pt" style:font-name-complex="Times New Roman1" style:font-size-complex="14pt"/>
    </style:style>
    <style:style style:name="T34" style:family="text">
      <style:text-properties fo:font-size="14pt" officeooo:rsid="0044d2c7" style:font-name-asian="Times New Roman1" style:font-size-asian="14pt" style:font-name-complex="Times New Roman1" style:font-size-complex="14pt"/>
    </style:style>
    <style:style style:name="T35" style:family="text">
      <style:text-properties officeooo:rsid="001fea18"/>
    </style:style>
    <style:style style:name="T36" style:family="text">
      <style:text-properties officeooo:rsid="002b8bcc"/>
    </style:style>
    <style:style style:name="T37" style:family="text">
      <style:text-properties officeooo:rsid="002e04fd"/>
    </style:style>
    <style:style style:name="T38" style:family="text">
      <style:text-properties officeooo:rsid="003bcd8c"/>
    </style:style>
    <style:style style:name="T39" style:family="text">
      <style:text-properties officeooo:rsid="0051df0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8">Липецкий государственный технический университет</text:span><text:span text:style-name="T1"><text:line-break/>Факультет автоматизации и информатики<text:line-break/>Кафедра автоматизированных систем управления </text:span></text:p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1"><text:line-break/></text:span><text:span text:style-name="T4">ИДЗ</text:span></text:p>
      <text:p text:style-name="P15"><text:span text:style-name="T2">По дисциплине «</text:span><text:span text:style-name="T3">С</text:span><text:span text:style-name="T2">овременные платформы разработки </text:span></text:p>
      <text:p text:style-name="P15"><text:span text:style-name="T2">программного обеспечения»</text:span><text:span text:style-name="T1"><text:line-break/>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7"/>
      <text:p text:style-name="P8"><text:span text:style-name="T28">С</text:span>тудент<text:span text:style-name="T29">ы</text:span><text:span text:style-name="T28">:<text:tab/><text:tab/><text:tab/><text:tab/><text:tab/><text:tab/><text:tab/><text:tab/><text:tab/><text:tab/><text:tab/> </text:span>Камкин Илья</text:p>
      <text:p text:style-name="P4">Стебенев Павел</text:p>
      <text:p text:style-name="P4">Шишкина Алина</text:p>
      <text:p text:style-name="P4">Дадонов Александр</text:p>
      <text:p text:style-name="P4"/>
      <text:p text:style-name="P8"><text:span text:style-name="T28">Г</text:span>рупп<text:span text:style-name="T28">а:</text:span> <text:tab/><text:tab/><text:tab/><text:tab/><text:tab/><text:tab/><text:tab/><text:tab/><text:tab/><text:tab/><text:tab/> <text:s text:c="8"/>ПИ-21-1</text:p>
      <text:p text:style-name="P7"><text:span text:style-name="T28">Проверил</text:span>:<text:tab/><text:tab/><text:tab/><text:tab/><text:tab/><text:tab/><text:tab/><text:tab/><text:tab/><text:tab/> <text:s text:c="6"/><text:span text:style-name="T29">Генералов А. Н.</text:span></text:p>
      <text:p text:style-name="P5"/>
      <text:p text:style-name="P5"/>
      <text:p text:style-name="P5"/>
      <text:p text:style-name="P5"/>
      <text:p text:style-name="P13"><text:span text:style-name="T32">Липецк 2022</text:span><text:span text:style-name="T33">г.</text:span></text:p>
      <text:h text:style-name="Heading_20_1" text:outline-level="1"><text:bookmark-start text:name="__RefHeading___Toc895_1952563159"/><text:soft-page-break/><text:tab/><text:span text:style-name="T35">1. </text:span><text:span text:style-name="T30">Задание кафедры</text:span><text:bookmark-end text:name="__RefHeading___Toc895_1952563159"/></text:h>
      <text:p text:style-name="P20"><text:span text:style-name="T7"><text:tab/>1.1 </text:span><text:span text:style-name="T6">Описать функционал разрабатываемого продукта, при необходимости нарисовав формы с использованием произвольного инструмента wireframe.</text:span></text:p>
      <text:p text:style-name="P20"><text:span text:style-name="T6"><text:tab/></text:span><text:span text:style-name="T8">Задачи</text:span><text:span text:style-name="T7">:</text:span></text:p>
      <text:list text:style-name="L1">
        <text:list-item>
          <text:p text:style-name="P36">Проработать тему проекта (программного продукта), в котором пользователи взаимодействуют между собой тем или иным образом (произвольный пользователь видит результат работы другого произвольного пользователя);</text:p>
        </text:list-item>
        <text:list-item>
          <text:p text:style-name="P38"><text:span text:style-name="T7">Язык реализации должен быть объектно-ориентированным: </text:span><text:span text:style-name="T20">J</text:span><text:span text:style-name="T7">ava, C++, C#.</text:span></text:p>
        </text:list-item>
      </text:list>
      <text:p text:style-name="P21"><text:span text:style-name="T26"><text:tab/>1.2 </text:span><text:span text:style-name="T25">Проектирование </text:span><text:span text:style-name="T23">API</text:span><text:span text:style-name="T5"> разрабатываемого продукта, написание </text:span><text:span text:style-name="T19">unit</text:span><text:span text:style-name="T5">-тестов.</text:span></text:p>
      <text:p text:style-name="P21"><text:span text:style-name="T5"><text:tab/></text:span><text:span text:style-name="T8">Задачи:</text:span></text:p>
      <text:list text:style-name="L2">
        <text:list-item>
          <text:p text:style-name="P39"><text:span text:style-name="T8">Спроектировать </text:span><text:span text:style-name="T21">API</text:span><text:span text:style-name="T8"> разрабатываемого продукта;</text:span></text:p>
        </text:list-item>
        <text:list-item>
          <text:p text:style-name="P40"><text:span text:style-name="T8">Написать </text:span><text:span text:style-name="T21">unit</text:span><text:span text:style-name="T8">-тесты с покрытием не менее 80%</text:span><text:bookmark text:name="_GoBack3"/><text:span text:style-name="T8">. В отчет должны быть включены сигнатуры всех функций с подробным описанием, что они делают, а также реализованные </text:span><text:span text:style-name="T21">unit</text:span><text:span text:style-name="T8">-тесты без результатов их запуска.</text:span></text:p>
        </text:list-item>
      </text:list>
      <text:p text:style-name="P10"><text:tab/>1.3 Реализация тестов для разрабатываемого продукта.</text:p>
      <text:p text:style-name="P11"><text:tab/>Задачи:</text:p>
      <text:list text:style-name="L3">
        <text:list-item>
          <text:p text:style-name="P41"><text:span text:style-name="T9">Реализовать </text:span><text:span text:style-name="T22">unit</text:span><text:span text:style-name="T9">-тесты с покрытием кода не менее 80%</text:span><text:span text:style-name="T10">;</text:span></text:p>
        </text:list-item>
        <text:list-item>
          <text:p text:style-name="P42"><text:span text:style-name="T9">отчеты по результатам запуска всех </text:span><text:span text:style-name="T22">unit</text:span><text:span text:style-name="T9">-тестов;</text:span></text:p>
        </text:list-item>
        <text:list-item>
          <text:p text:style-name="P42"><text:span text:style-name="T9">отчеты статического анализатора кода (например </text:span><text:span text:style-name="T22">sonarqube</text:span><text:span text:style-name="T9">, </text:span><text:span text:style-name="T22">cppcheck</text:span><text:span text:style-name="T9">);</text:span></text:p>
        </text:list-item>
        <text:list-item>
          <text:p text:style-name="P42"><text:span text:style-name="T27">для </text:span><text:span text:style-name="T24">c</text:span><text:span text:style-name="T27">++ проектов</text:span><text:span text:style-name="T9"> отчеты по утечкам памяти (</text:span><text:span text:style-name="T22">valgrind</text:span><text:span text:style-name="T9">).</text:span></text:p>
        </text:list-item>
      </text:list>
      <text:p text:style-name="P12"><text:tab/>1.4 Реализация разрабатываемого продукта</text:p>
      <text:p text:style-name="P11"><text:tab/>Задачи:</text:p>
      <text:list text:style-name="L4">
        <text:list-item>
          <text:p text:style-name="P43"><text:span text:style-name="T5">Реализовать программный продукт на основе проекта </text:span><text:span text:style-name="T19">API</text:span><text:span text:style-name="T5"> из лабораторной работы №2 и тестов лабораторной работы №3;</text:span></text:p>
        </text:list-item>
        <text:list-item>
          <text:p text:style-name="P37">код и скриншоты рабочих экранов программного продукта;</text:p>
        </text:list-item>
        <text:list-item>
          <text:p text:style-name="P37">отчеты по результатам выполнения всех тестов.</text:p>
        </text:list-item>
      </text:list>
      <text:h text:style-name="P27" text:outline-level="1"><text:bookmark-start text:name="__RefHeading___Toc897_1952563159"/><text:tab/>2 Аннотация<text:bookmark-end text:name="__RefHeading___Toc897_1952563159"/></text:h>
      <text:p text:style-name="P24"><text:tab/>С. 15. Ил. 6. Прил. 1;<text:line-break/><text:tab/>В работе описывается векторный графический редактор для создания и редактирования инфологических схем. Данный редактор позволяет создавать схемы на основе различных элементов, которые можно добавлять на схему, удалять и перемещать. Созданную схему можно сохранить в файл, или загрузить ранее созданную схему. Так же есть возможность экспортировать схему в изображение (jpeg, png, bmp)</text:p>
      <text:p text:style-name="P2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8">Оглавление</text:p>
          </text:index-title>
          <text:p text:style-name="P16"><text:a xlink:type="simple" xlink:href="#__RefHeading___Toc895_1952563159" text:style-name="Index_20_Link" text:visited-style-name="Index_20_Link"><text:s/>1. Задание кафедры<text:tab/>2</text:a></text:p>
          <text:p text:style-name="P16"><text:a xlink:type="simple" xlink:href="#__RefHeading___Toc897_1952563159" text:style-name="Index_20_Link" text:visited-style-name="Index_20_Link"><text:s/>2 Аннотация<text:tab/>3</text:a></text:p>
          <text:p text:style-name="P16"><text:a xlink:type="simple" xlink:href="#__RefHeading___Toc1280_1952563159" text:style-name="Index_20_Link" text:visited-style-name="Index_20_Link"><text:s/>3 Ход выполнения работы<text:tab/>5</text:a></text:p>
          <text:p text:style-name="P17"><text:a xlink:type="simple" xlink:href="#__RefHeading___Toc1393_1952563159" text:style-name="Index_20_Link" text:visited-style-name="Index_20_Link"><text:s/>3.1 Функционал разрабатываемого продукта<text:tab/>5</text:a></text:p>
          <text:p text:style-name="P17"><text:a xlink:type="simple" xlink:href="#__RefHeading___Toc1395_1952563159" text:style-name="Index_20_Link" text:visited-style-name="Index_20_Link"><text:s/>3.2 Проектирование и тестирование<text:tab/>5</text:a></text:p>
          <text:p text:style-name="P17"><text:a xlink:type="simple" xlink:href="#__RefHeading___Toc1397_1952563159" text:style-name="Index_20_Link" text:visited-style-name="Index_20_Link"><text:s/>3.3 Реализация тестов<text:tab/>5</text:a></text:p>
          <text:p text:style-name="P17"><text:a xlink:type="simple" xlink:href="#__RefHeading___Toc1399_1952563159" text:style-name="Index_20_Link" text:visited-style-name="Index_20_Link"><text:s/>3.4 Реализация разрабатываемого продукта<text:tab/>5</text:a></text:p>
          <text:p text:style-name="P16"><text:a xlink:type="simple" xlink:href="#__RefHeading___Toc1282_1952563159" text:style-name="Index_20_Link" text:visited-style-name="Index_20_Link"><text:s/>Заключение<text:tab/>6</text:a></text:p>
          <text:p text:style-name="P16"><text:a xlink:type="simple" xlink:href="#__RefHeading___Toc1284_1952563159" text:style-name="Index_20_Link" text:visited-style-name="Index_20_Link">Приложение<text:tab/>7</text:a></text:p>
        </text:index-body>
      </text:table-of-content>
      <text:p text:style-name="P25"/>
      <text:h text:style-name="P18" text:outline-level="1"><text:bookmark-start text:name="__RefHeading___Toc1280_1952563159"/><text:span text:style-name="T35"><text:tab/>3</text:span> <text:span text:style-name="T36">Ход выполнения работы</text:span><text:bookmark-end text:name="__RefHeading___Toc1280_1952563159"/></text:h>
      <text:h text:style-name="P29" text:outline-level="2"><text:bookmark-start text:name="__RefHeading___Toc1393_1952563159"/><text:span text:style-name="T31"><text:tab/></text:span><text:span text:style-name="T34">3.1 Ф</text:span><text:span text:style-name="T6">ункционал разрабатываемого продукта</text:span><text:bookmark-end text:name="__RefHeading___Toc1393_1952563159"/></text:h>
      <text:p text:style-name="P23"><text:span text:style-name="T6"><text:tab/></text:span>Проект представляет собой Desktop-приложение (игра по мотивам Шахмат) написанное на языке программирования C++ с использованием фреймворка QT.</text:p>
      <text:p text:style-name="Text_20_body"><text:tab/>Проект подразумевает возможности:</text:p>
      <text:list text:style-name="L5">
        <text:list-item>
          <text:list>
            <text:list-item>
              <text:p text:style-name="P44">Одновременной игры двух пользователей.</text:p>
              <text:p text:style-name="P44">Два пользователя могут вести игру друг с другом сидя за одним компьютером.</text:p>
            </text:list-item>
            <text:list-item>
              <text:p text:style-name="P44">Оценки позиции игроков в реальном времени.</text:p>
              <text:p text:style-name="P44">Во время партии каждый из игроков может получить оценку своего шанса на победу, которая рассчитывается с учетом позиции фигур на игровом поле.</text:p>
            </text:list-item>
            <text:list-item>
              <text:p text:style-name="P44">Ведения таблицы лидеров.</text:p>
              <text:p text:style-name="P44">После завершения партии игрокам будет предложено ввести свои имена для таблицы лидеров.</text:p>
            </text:list-item>
          </text:list>
        </text:list-item>
      </text:list>
      <text:h text:style-name="P30" text:outline-level="2"><text:bookmark-start text:name="__RefHeading___Toc1395_1952563159"/><text:span text:style-name="T6"><text:tab/></text:span><text:span text:style-name="T11">3.</text:span><text:span text:style-name="T12">2</text:span><text:span text:style-name="T11"> </text:span><text:span text:style-name="T13">Проектирование и тестирование</text:span><text:bookmark-end text:name="__RefHeading___Toc1395_1952563159"/></text:h>
      <text:p text:style-name="P45"><text:span text:style-name="T13"><text:tab/>API представлена в виде документации и доступна по ссылке [1].</text:span></text:p>
      <text:p text:style-name="P45"><text:span text:style-name="T13"><text:tab/></text:span><text:span text:style-name="T14">Тесты доступны в </text:span><text:span text:style-name="T15">репозитории</text:span><text:span text:style-name="T14"> проекта по ссылке [2].</text:span></text:p>
      <text:h text:style-name="P31" text:outline-level="2"><text:bookmark-start text:name="__RefHeading___Toc1397_1952563159"/><text:span text:style-name="T6"><text:tab/></text:span><text:span text:style-name="T11">3.</text:span><text:span text:style-name="T12">3</text:span><text:span text:style-name="T11"> </text:span><text:span text:style-name="T9">Реализация тестов</text:span><text:bookmark-end text:name="__RefHeading___Toc1397_1952563159"/></text:h>
      <text:p text:style-name="P46"><text:span text:style-name="T9"><text:tab/></text:span><text:span text:style-name="T15">Для тестирования был развёрнут CI/CD. Статический анализ, прохождение unit тестов и проверки на утечки выполняются на сервере и агрегируются Jenkins.</text:span></text:p>
      <text:p text:style-name="P46"><text:span text:style-name="T15"><text:tab/></text:span><text:span text:style-name="T16">Jenkins доступен </text:span><text:span text:style-name="T17">по ссылке</text:span><text:span text:style-name="T15"> [3], тестовый аккаунт (с правами чтения):</text:span></text:p>
      <text:p text:style-name="P46"><text:span text:style-name="T15"><text:tab/><text:tab/>login: user</text:span></text:p>
      <text:p text:style-name="P46"><text:span text:style-name="T15"><text:tab/><text:tab/>password: genPassWD01(2*3</text:span></text:p>
      <text:h text:style-name="P32" text:outline-level="2"><text:bookmark-start text:name="__RefHeading___Toc1399_1952563159"/><text:span text:style-name="T6"><text:tab/></text:span><text:span text:style-name="T11">3.</text:span><text:span text:style-name="T12">4</text:span><text:span text:style-name="T11"> </text:span><text:span text:style-name="T10">Реализация разрабатываемого продукта</text:span><text:bookmark-end text:name="__RefHeading___Toc1399_1952563159"/></text:h>
      <text:h text:style-name="P19" text:outline-level="1"><text:bookmark-start text:name="__RefHeading___Toc1282_1952563159"/><text:span text:style-name="T35"><text:tab/></text:span><text:span text:style-name="T37">Заключение</text:span><text:bookmark-end text:name="__RefHeading___Toc1282_1952563159"/></text:h>
      <text:p text:style-name="P26"><text:tab/>С. 15. Ил. 6. Прил. 1;</text:p>
      <text:h text:style-name="P22" text:outline-level="1"><text:bookmark-start text:name="__RefHeading___Toc1284_1952563159"/>Приложение<text:bookmark-end text:name="__RefHeading___Toc1284_1952563159"/></text:h>
      <text:list xml:id="list1335704533" text:style-name="WWNum2">
        <text:list-item>
          <text:p text:style-name="P34"><text:tab/><text:span text:style-name="T38">1. </text:span><text:a xlink:type="simple" xlink:href="https://mr-geri.github.io/chess/html/index.html" text:style-name="Internet_20_link" text:visited-style-name="Visited_20_Internet_20_Link"><text:span text:style-name="T38">https://mr-geri.github.io/chess/html/index.html</text:span></text:a></text:p>
        </text:list-item>
        <text:list-item>
          <text:p text:style-name="P34"><text:span text:style-name="T39"><text:tab/>2.</text:span> <text:a xlink:type="simple" xlink:href="https://vk.com/away.php?to=https%3A%2F%2Fgithub.com%2FMR-Geri%2Fchess%2Ftree%2Fmain%2Ftests&amp;cc_key=" office:target-frame-name="_blank" xlink:show="new" text:style-name="Internet_20_link" text:visited-style-name="Visited_20_Internet_20_Link">https://github.com/MR-Geri/chess/tree/main/tests</text:a></text:p>
        </text:list-item>
        <text:list-item>
          <text:p text:style-name="P35"><text:tab/>3. https://jenkins.mr-geri.ru/job/chess/job/main/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3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3" fo:font-family="'Times New Roman'" style:font-style-name="Обычный" style:font-family-generic="roman" style:font-pitch="variable" fo:font-size="14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Times New Roman2" fo:font-family="'Times New Roman'" style:font-style-name="Жирный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Converted2" style:page-layout-name="Mpm3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9:52:15.102379915</meta:creation-date>
    <dc:date>2022-12-22T10:52:15.878146342</dc:date>
    <meta:editing-duration>PT3H58S</meta:editing-duration>
    <meta:editing-cycles>61</meta:editing-cycles>
    <meta:generator>LibreOffice/7.4.3.2$Linux_X86_64 LibreOffice_project/40$Build-2</meta:generator>
    <meta:document-statistic meta:table-count="0" meta:image-count="0" meta:object-count="0" meta:page-count="7" meta:paragraph-count="69" meta:word-count="471" meta:character-count="3679" meta:non-whitespace-character-count="3200"/>
  </office:meta>
</office:document-meta>
</file>